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</style:style>
    <style:style style:name="ce5" style:family="table-cell" style:parent-style-name="Default">
      <style:table-cell-properties fo:border-bottom="none" fo:border-left="0.99pt double #000000" style:border-line-width-left="0.009cm 0.009cm 0.018cm" fo:border-right="none" fo:border-top="none"/>
    </style:style>
    <style:style style:name="ce6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</style:style>
    <style:style style:name="ce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</style:style>
    <style:style style:name="ce8" style:family="table-cell" style:parent-style-name="Default">
      <style:table-cell-properties fo:border-bottom="none" fo:border-left="1.05pt double #000000" style:border-line-width-left="0.012cm 0.012cm 0.012cm" fo:border-right="none" fo:border-top="none"/>
    </style:style>
    <style:style style:name="ce9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99pt double #000000" style:border-line-width-top="0.009cm 0.009cm 0.018cm"/>
    </style:style>
    <style:style style:name="ce11" style:family="table-cell" style:parent-style-name="Default">
      <style:table-cell-properties fo:border-bottom="0.99pt double #000000" style:border-line-width-bottom="0.009cm 0.009cm 0.018cm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1.05pt double #000000" style:border-line-width-top="0.012cm 0.012cm 0.012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1.05pt double #000000" style:border-line-width-bottom="0.012cm 0.012cm 0.012cm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</style:style>
    <style:style style:name="ce16" style:family="table-cell" style:parent-style-name="Default">
      <style:table-cell-properties fo:border-bottom="none" fo:border-left="none" fo:border-right="0.99pt double #000000" style:border-line-width-right="0.009cm 0.009cm 0.018cm" fo:border-top="none"/>
    </style:style>
    <style:style style:name="ce17" style:family="table-cell" style:parent-style-name="Default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</style:style>
    <style:style style:name="ce18" style:family="table-cell" style:parent-style-name="Default">
      <style:table-cell-properties fo:border-bottom="none" fo:border-left="none" fo:border-right="1.05pt double #000000" style:border-line-width-right="0.012cm 0.012cm 0.012cm" fo:border-top="1.05pt double #000000" style:border-line-width-top="0.012cm 0.012cm 0.012cm"/>
    </style:style>
    <style:style style:name="ce19" style:family="table-cell" style:parent-style-name="Default">
      <style:table-cell-properties fo:border-bottom="none" fo:border-left="none" fo:border-right="1.05pt double #000000" style:border-line-width-right="0.012cm 0.012cm 0.012cm" fo:border-top="none"/>
    </style:style>
    <style:style style:name="ce20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1.05pt double #000000" style:border-line-width-top="0.012cm 0.012cm 0.012cm"/>
    </style:style>
    <style:style style:name="ce23" style:family="table-cell" style:parent-style-name="Default" style:data-style-name="N0"/>
    <style:style style:name="ce24" style:family="table-cell" style:parent-style-name="Default">
      <style:table-cell-properties fo:border-bottom="1.05pt double #000000" style:border-line-width-bottom="0.012cm 0.012cm 0.012cm" fo:border-left="none" fo:border-right="none" fo:border-top="1.05pt double #000000" style:border-line-width-top="0.012cm 0.012cm 0.012cm"/>
    </style:style>
    <style:style style:name="ce25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1.05pt double #000000" style:border-line-width-top="0.012cm 0.012cm 0.012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Default"/>
        <table:table-column table:style-name="co1" table:default-cell-style-name="ce16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 table:style-name="ce21" office:value-type="string" calcext:value-type="string" table:number-columns-spanned="3" table:number-rows-spanned="1">
            <text:p>cote torche</text:p>
          </table:table-cell>
          <table:covered-table-cell table:number-columns-repeated="2" table:style-name="ce23"/>
          <table:table-cell office:value-type="string" calcext:value-type="string" table:number-columns-spanned="3" table:number-rows-spanned="1">
            <text:p>cote non torche</text:p>
          </table:table-cell>
          <table:covered-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22" office:value-type="float" office:value="1" calcext:value-type="float">
            <text:p>1</text:p>
          </table:table-cell>
          <table:table-cell table:style-name="ce24" office:value-type="float" office:value="87.5" calcext:value-type="float">
            <text:p>87.5</text:p>
          </table:table-cell>
          <table:table-cell table:style-name="ce25" office:value-type="float" office:value="-1.5" calcext:value-type="float">
            <text:p>-1.5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87.5" calcext:value-type="float">
            <text:p>87.5</text:p>
          </table:table-cell>
          <table:table-cell table:style-name="ce25" office:value-type="float" office:value="-1.5" calcext:value-type="float">
            <text:p>-1.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portail B</text:p>
          </table:table-cell>
          <table:table-cell table:style-name="ce4" office:value-type="float" office:value="-14" calcext:value-type="float">
            <text:p>-14</text:p>
          </table:table-cell>
          <table:table-cell table:style-name="ce10" office:value-type="float" office:value="73" calcext:value-type="float">
            <text:p>73</text:p>
          </table:table-cell>
          <table:table-cell table:style-name="ce15" office:value-type="float" office:value="-61" calcext:value-type="float">
            <text:p>-61</text:p>
          </table:table-cell>
          <table:table-cell table:formula="of:=([.B3] - 8*[.E$2])^2 +([.C3]-[.F$2])^2 + ([.D3]-8*[.G$2])^2" office:value-type="float" office:value="3095.25" calcext:value-type="float">
            <text:p>3095.25</text:p>
          </table:table-cell>
          <table:table-cell table:style-name="ce3" table:number-columns-repeated="2"/>
          <table:table-cell table:formula="of:=([.B3] - 8*[.H$2])^2 +([.C3]-[.I$2])^2 + ([.D3]-8*[.J$2])^2" office:value-type="float" office:value="3511.25" calcext:value-type="float">
            <text:p>3511.25</text:p>
          </table:table-cell>
          <table:table-cell table:style-name="ce3" table:number-columns-repeated="2"/>
        </table:table-row>
        <table:table-row table:style-name="ro1">
          <table:covered-table-cell/>
          <table:table-cell office:value-type="float" office:value="-14" calcext:value-type="float">
            <text:p>-14</text:p>
          </table:table-cell>
          <table:table-cell office:value-type="float" office:value="73" calcext:value-type="float">
            <text:p>73</text:p>
          </table:table-cell>
          <table:table-cell office:value-type="float" office:value="-60" calcext:value-type="float">
            <text:p>-60</text:p>
          </table:table-cell>
          <table:table-cell table:formula="of:=([.B4] - 8*[.E$2])^2 +([.C4]-[.F$2])^2 + ([.D4]-8*[.G$2])^2" office:value-type="float" office:value="2998.25" calcext:value-type="float">
            <text:p>2998.25</text:p>
          </table:table-cell>
          <table:table-cell table:number-columns-repeated="2"/>
          <table:table-cell table:formula="of:=([.B4] - 8*[.H$2])^2 +([.C4]-[.I$2])^2 + ([.D4]-8*[.J$2])^2" office:value-type="float" office:value="3414.25" calcext:value-type="float">
            <text:p>3414.2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4" calcext:value-type="float">
            <text:p>-14</text:p>
          </table:table-cell>
          <table:table-cell office:value-type="float" office:value="73" calcext:value-type="float">
            <text:p>73</text:p>
          </table:table-cell>
          <table:table-cell office:value-type="float" office:value="-59" calcext:value-type="float">
            <text:p>-59</text:p>
          </table:table-cell>
          <table:table-cell table:formula="of:=([.B5] - 8*[.E$2])^2 +([.C5]-[.F$2])^2 + ([.D5]-8*[.G$2])^2" office:value-type="float" office:value="2903.25" calcext:value-type="float">
            <text:p>2903.25</text:p>
          </table:table-cell>
          <table:table-cell table:number-columns-repeated="2"/>
          <table:table-cell table:formula="of:=([.B5] - 8*[.H$2])^2 +([.C5]-[.I$2])^2 + ([.D5]-8*[.J$2])^2" office:value-type="float" office:value="3319.25" calcext:value-type="float">
            <text:p>3319.2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4" calcext:value-type="float">
            <text:p>-14</text:p>
          </table:table-cell>
          <table:table-cell office:value-type="float" office:value="74" calcext:value-type="float">
            <text:p>74</text:p>
          </table:table-cell>
          <table:table-cell office:value-type="float" office:value="-61" calcext:value-type="float">
            <text:p>-61</text:p>
          </table:table-cell>
          <table:table-cell table:formula="of:=([.B6] - 8*[.E$2])^2 +([.C6]-[.F$2])^2 + ([.D6]-8*[.G$2])^2" office:value-type="float" office:value="3067.25" calcext:value-type="float">
            <text:p>3067.25</text:p>
          </table:table-cell>
          <table:table-cell table:number-columns-repeated="2"/>
          <table:table-cell table:formula="of:=([.B6] - 8*[.H$2])^2 +([.C6]-[.I$2])^2 + ([.D6]-8*[.J$2])^2" office:value-type="float" office:value="3483.25" calcext:value-type="float">
            <text:p>3483.2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4" calcext:value-type="float">
            <text:p>-14</text:p>
          </table:table-cell>
          <table:table-cell office:value-type="float" office:value="74" calcext:value-type="float">
            <text:p>74</text:p>
          </table:table-cell>
          <table:table-cell office:value-type="float" office:value="-60" calcext:value-type="float">
            <text:p>-60</text:p>
          </table:table-cell>
          <table:table-cell table:formula="of:=([.B7] - 8*[.E$2])^2 +([.C7]-[.F$2])^2 + ([.D7]-8*[.G$2])^2" office:value-type="float" office:value="2970.25" calcext:value-type="float">
            <text:p>2970.25</text:p>
          </table:table-cell>
          <table:table-cell table:number-columns-repeated="2"/>
          <table:table-cell table:formula="of:=([.B7] - 8*[.H$2])^2 +([.C7]-[.I$2])^2 + ([.D7]-8*[.J$2])^2" office:value-type="float" office:value="3386.25" calcext:value-type="float">
            <text:p>3386.2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4" calcext:value-type="float">
            <text:p>-14</text:p>
          </table:table-cell>
          <table:table-cell office:value-type="float" office:value="74" calcext:value-type="float">
            <text:p>74</text:p>
          </table:table-cell>
          <table:table-cell office:value-type="float" office:value="-59" calcext:value-type="float">
            <text:p>-59</text:p>
          </table:table-cell>
          <table:table-cell table:formula="of:=([.B8] - 8*[.E$2])^2 +([.C8]-[.F$2])^2 + ([.D8]-8*[.G$2])^2" office:value-type="float" office:value="2875.25" calcext:value-type="float">
            <text:p>2875.25</text:p>
          </table:table-cell>
          <table:table-cell table:number-columns-repeated="2"/>
          <table:table-cell table:formula="of:=([.B8] - 8*[.H$2])^2 +([.C8]-[.I$2])^2 + ([.D8]-8*[.J$2])^2" office:value-type="float" office:value="3291.25" calcext:value-type="float">
            <text:p>3291.2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4" calcext:value-type="float">
            <text:p>-14</text:p>
          </table:table-cell>
          <table:table-cell office:value-type="float" office:value="75" calcext:value-type="float">
            <text:p>75</text:p>
          </table:table-cell>
          <table:table-cell office:value-type="float" office:value="-61" calcext:value-type="float">
            <text:p>-61</text:p>
          </table:table-cell>
          <table:table-cell table:formula="of:=([.B9] - 8*[.E$2])^2 +([.C9]-[.F$2])^2 + ([.D9]-8*[.G$2])^2" office:value-type="float" office:value="3041.25" calcext:value-type="float">
            <text:p>3041.25</text:p>
          </table:table-cell>
          <table:table-cell table:number-columns-repeated="2"/>
          <table:table-cell table:formula="of:=([.B9] - 8*[.H$2])^2 +([.C9]-[.I$2])^2 + ([.D9]-8*[.J$2])^2" office:value-type="float" office:value="3457.25" calcext:value-type="float">
            <text:p>3457.2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-14" calcext:value-type="float">
            <text:p>-14</text:p>
          </table:table-cell>
          <table:table-cell office:value-type="float" office:value="75" calcext:value-type="float">
            <text:p>75</text:p>
          </table:table-cell>
          <table:table-cell office:value-type="float" office:value="-60" calcext:value-type="float">
            <text:p>-60</text:p>
          </table:table-cell>
          <table:table-cell table:formula="of:=([.B10] - 8*[.E$2])^2 +([.C10]-[.F$2])^2 + ([.D10]-8*[.G$2])^2" office:value-type="float" office:value="2944.25" calcext:value-type="float">
            <text:p>2944.25</text:p>
          </table:table-cell>
          <table:table-cell table:number-columns-repeated="2"/>
          <table:table-cell table:formula="of:=([.B10] - 8*[.H$2])^2 +([.C10]-[.I$2])^2 + ([.D10]-8*[.J$2])^2" office:value-type="float" office:value="3360.25" calcext:value-type="float">
            <text:p>3360.25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6" office:value-type="float" office:value="-14" calcext:value-type="float">
            <text:p>-14</text:p>
          </table:table-cell>
          <table:table-cell table:style-name="ce11" office:value-type="float" office:value="75" calcext:value-type="float">
            <text:p>75</text:p>
          </table:table-cell>
          <table:table-cell table:style-name="ce17" office:value-type="float" office:value="-59" calcext:value-type="float">
            <text:p>-59</text:p>
          </table:table-cell>
          <table:table-cell table:formula="of:=([.B11] - 8*[.E$2])^2 +([.C11]-[.F$2])^2 + ([.D11]-8*[.G$2])^2" office:value-type="float" office:value="2849.25" calcext:value-type="float">
            <text:p>2849.25</text:p>
          </table:table-cell>
          <table:table-cell table:number-columns-repeated="2"/>
          <table:table-cell table:formula="of:=([.B11] - 8*[.H$2])^2 +([.C11]-[.I$2])^2 + ([.D11]-8*[.J$2])^2" office:value-type="float" office:value="3265.25" calcext:value-type="float">
            <text:p>3265.2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9">
            <text:p>portail A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94" calcext:value-type="float">
            <text:p>94</text:p>
          </table:table-cell>
          <table:table-cell table:style-name="ce18" office:value-type="float" office:value="39" calcext:value-type="float">
            <text:p>39</text:p>
          </table:table-cell>
          <table:table-cell table:formula="of:=([.B12] - 8*[.E$2])^2 +([.C12]-[.F$2])^2 + ([.D12]-8*[.G$2])^2" office:value-type="float" office:value="2644.25" calcext:value-type="float">
            <text:p>2644.25</text:p>
          </table:table-cell>
          <table:table-cell table:number-columns-repeated="2"/>
          <table:table-cell table:formula="of:=([.B12] - 8*[.H$2])^2 +([.C12]-[.I$2])^2 + ([.D12]-8*[.J$2])^2" office:value-type="float" office:value="2692.25" calcext:value-type="float">
            <text:p>2692.25</text:p>
          </table:table-cell>
          <table:table-cell table:number-columns-repeated="2"/>
        </table:table-row>
        <table:table-row table:style-name="ro1">
          <table:covered-table-cell table:style-name="ce1"/>
          <table:table-cell table:style-name="ce8"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style-name="ce19" office:value-type="float" office:value="39" calcext:value-type="float">
            <text:p>39</text:p>
          </table:table-cell>
          <table:table-cell table:formula="of:=([.B13] - 8*[.E$2])^2 +([.C13]-[.F$2])^2 + ([.D13]-8*[.G$2])^2" office:value-type="float" office:value="2647.25" calcext:value-type="float">
            <text:p>2647.25</text:p>
          </table:table-cell>
          <table:table-cell table:number-columns-repeated="2"/>
          <table:table-cell table:formula="of:=([.B13] - 8*[.H$2])^2 +([.C13]-[.I$2])^2 + ([.D13]-8*[.J$2])^2" office:value-type="float" office:value="2679.25" calcext:value-type="float">
            <text:p>2679.25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8"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style-name="ce19" office:value-type="float" office:value="39" calcext:value-type="float">
            <text:p>39</text:p>
          </table:table-cell>
          <table:table-cell table:formula="of:=([.B14] - 8*[.E$2])^2 +([.C14]-[.F$2])^2 + ([.D14]-8*[.G$2])^2" office:value-type="float" office:value="2652.25" calcext:value-type="float">
            <text:p>2652.25</text:p>
          </table:table-cell>
          <table:table-cell table:number-columns-repeated="2"/>
          <table:table-cell table:formula="of:=([.B14] - 8*[.H$2])^2 +([.C14]-[.I$2])^2 + ([.D14]-8*[.J$2])^2" office:value-type="float" office:value="2668.25" calcext:value-type="float">
            <text:p>2668.25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8" office:value-type="float" office:value="9" calcext:value-type="float">
            <text:p>9</text:p>
          </table:table-cell>
          <table:table-cell table:style-name="ce13" office:value-type="float" office:value="95" calcext:value-type="float">
            <text:p>95</text:p>
          </table:table-cell>
          <table:table-cell table:style-name="ce19" office:value-type="float" office:value="39" calcext:value-type="float">
            <text:p>39</text:p>
          </table:table-cell>
          <table:table-cell table:formula="of:=([.B15] - 8*[.E$2])^2 +([.C15]-[.F$2])^2 + ([.D15]-8*[.G$2])^2" office:value-type="float" office:value="2658.25" calcext:value-type="float">
            <text:p>2658.25</text:p>
          </table:table-cell>
          <table:table-cell table:number-columns-repeated="2"/>
          <table:table-cell table:formula="of:=([.B15] - 8*[.H$2])^2 +([.C15]-[.I$2])^2 + ([.D15]-8*[.J$2])^2" office:value-type="float" office:value="2706.25" calcext:value-type="float">
            <text:p>2706.25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8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39" calcext:value-type="float">
            <text:p>39</text:p>
          </table:table-cell>
          <table:table-cell table:formula="of:=([.B16] - 8*[.E$2])^2 +([.C16]-[.F$2])^2 + ([.D16]-8*[.G$2])^2" office:value-type="float" office:value="2661.25" calcext:value-type="float">
            <text:p>2661.25</text:p>
          </table:table-cell>
          <table:table-cell table:number-columns-repeated="2"/>
          <table:table-cell table:formula="of:=([.B16] - 8*[.H$2])^2 +([.C16]-[.I$2])^2 + ([.D16]-8*[.J$2])^2" office:value-type="float" office:value="2693.25" calcext:value-type="float">
            <text:p>2693.25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8"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39" calcext:value-type="float">
            <text:p>39</text:p>
          </table:table-cell>
          <table:table-cell table:formula="of:=([.B17] - 8*[.E$2])^2 +([.C17]-[.F$2])^2 + ([.D17]-8*[.G$2])^2" office:value-type="float" office:value="2666.25" calcext:value-type="float">
            <text:p>2666.25</text:p>
          </table:table-cell>
          <table:table-cell table:number-columns-repeated="2"/>
          <table:table-cell table:formula="of:=([.B17] - 8*[.H$2])^2 +([.C17]-[.I$2])^2 + ([.D17]-8*[.J$2])^2" office:value-type="float" office:value="2682.25" calcext:value-type="float">
            <text:p>2682.25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8" office:value-type="float" office:value="9" calcext:value-type="float">
            <text:p>9</text:p>
          </table:table-cell>
          <table:table-cell table:style-name="ce13" office:value-type="float" office:value="96" calcext:value-type="float">
            <text:p>96</text:p>
          </table:table-cell>
          <table:table-cell table:style-name="ce19" office:value-type="float" office:value="39" calcext:value-type="float">
            <text:p>39</text:p>
          </table:table-cell>
          <table:table-cell table:formula="of:=([.B18] - 8*[.E$2])^2 +([.C18]-[.F$2])^2 + ([.D18]-8*[.G$2])^2" office:value-type="float" office:value="2674.25" calcext:value-type="float">
            <text:p>2674.25</text:p>
          </table:table-cell>
          <table:table-cell table:number-columns-repeated="2"/>
          <table:table-cell table:formula="of:=([.B18] - 8*[.H$2])^2 +([.C18]-[.I$2])^2 + ([.D18]-8*[.J$2])^2" office:value-type="float" office:value="2722.25" calcext:value-type="float">
            <text:p>2722.25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8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style-name="ce19" office:value-type="float" office:value="39" calcext:value-type="float">
            <text:p>39</text:p>
          </table:table-cell>
          <table:table-cell table:formula="of:=([.B19] - 8*[.E$2])^2 +([.C19]-[.F$2])^2 + ([.D19]-8*[.G$2])^2" office:value-type="float" office:value="2677.25" calcext:value-type="float">
            <text:p>2677.25</text:p>
          </table:table-cell>
          <table:table-cell table:number-columns-repeated="2"/>
          <table:table-cell table:formula="of:=([.B19] - 8*[.H$2])^2 +([.C19]-[.I$2])^2 + ([.D19]-8*[.J$2])^2" office:value-type="float" office:value="2709.25" calcext:value-type="float">
            <text:p>2709.25</text:p>
          </table:table-cell>
          <table:table-cell table:number-columns-repeated="2"/>
        </table:table-row>
        <table:table-row table:style-name="ro1">
          <table:covered-table-cell table:style-name="Default"/>
          <table:table-cell table:style-name="ce9" office:value-type="float" office:value="11" calcext:value-type="float">
            <text:p>11</text:p>
          </table:table-cell>
          <table:table-cell table:style-name="ce14" office:value-type="float" office:value="96" calcext:value-type="float">
            <text:p>96</text:p>
          </table:table-cell>
          <table:table-cell table:style-name="ce20" office:value-type="float" office:value="39" calcext:value-type="float">
            <text:p>39</text:p>
          </table:table-cell>
          <table:table-cell table:formula="of:=([.B20] - 8*[.E$2])^2 +([.C20]-[.F$2])^2 + ([.D20]-8*[.G$2])^2" office:value-type="float" office:value="2682.25" calcext:value-type="float">
            <text:p>2682.25</text:p>
          </table:table-cell>
          <table:table-cell table:number-columns-repeated="2"/>
          <table:table-cell table:formula="of:=([.B20] - 8*[.H$2])^2 +([.C20]-[.I$2])^2 + ([.D20]-8*[.J$2])^2" office:value-type="float" office:value="2698.25" calcext:value-type="float">
            <text:p>2698.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8T16:05:03.826000000</meta:creation-date>
    <dc:date>2020-06-28T17:19:42.564000000</dc:date>
    <meta:editing-duration>PT53M58S</meta:editing-duration>
    <meta:editing-cycles>1</meta:editing-cycles>
    <meta:document-statistic meta:table-count="1" meta:cell-count="100" meta:object-count="0"/>
    <meta:generator>LibreOffice/6.4.4.2$Windows_X86_64 LibreOffice_project/3d775be2011f3886db32dfd395a6a6d1ca2630ff</meta:generator>
  </office:meta>
</office:document-meta>
</file>